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1.36pt"/>
    </style:style>
    <style:style style:name="co2" style:family="table-column">
      <style:table-column-properties fo:break-before="auto" style:column-width="390.64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387.01pt"/>
    </style:style>
    <style:style style:name="co6" style:family="table-column">
      <style:table-column-properties fo:break-before="auto" style:column-width="574.61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167.75pt"/>
    </style:style>
    <style:style style:name="co9" style:family="table-column">
      <style:table-column-properties fo:break-before="auto" style:column-width="929.1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JTAG-SWD-adapter_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neofoxx/Projects/HW/JTAG-SWD-adapter/HW/V4/JTAG-SWD-adapter.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ned 11 avg 2019 10:19:47 C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5.0.2-bee76a0~70~ubuntu18.0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 Count: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6"/>
          <table:table-cell office:value-type="string" calcext:value-type="string">
            <text:p>Components are listed as they are used on prototypes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1, C3, C5, C7, C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805</text:p>
          </table:table-cell>
          <table:table-cell office:value-type="string" calcext:value-type="string">
            <text:p><text:a xlink:href="https://lcsc.com/product-detail/Multilayer-Ceramic-Capacitors-MLCC-SMD-SMT_SAMSUNG_CL21A475KAQNNNE_4-7uF-475-10-25V_C1779.html" xlink:type="simple">https://lcsc.com/product-detail/Multilayer-Ceramic-Capacitors-MLCC-SMD-SMT_SAMSUNG_CL21A475KAQNNNE_4-7uF-475-10-25V_C1779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603</text:p>
          </table:table-cell>
          <table:table-cell office:value-type="string" calcext:value-type="string">
            <text:p><text:a xlink:href="https://lcsc.com/product-detail/Others_Murata-Electronics-GRM1885C1H270FA01D_C162215.html" xlink:type="simple">https://lcsc.com/product-detail/Others_Murata-Electronics-GRM1885C1H270FA01D_C162215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805</text:p>
          </table:table-cell>
          <table:table-cell office:value-type="string" calcext:value-type="string">
            <text:p><text:a xlink:href="https://lcsc.com/product-detail/Multilayer-Ceramic-Capacitors-MLCC-SMD-SMT_SAMSUNG_CL21A475KAQNNNE_4-7uF-475-10-25V_C1779.html" xlink:type="simple">https://lcsc.com/product-detail/Multilayer-Ceramic-Capacitors-MLCC-SMD-SMT_SAMSUNG_CL21A475KAQNNNE_4-7uF-475-10-25V_C1779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4, C2, C4, C6, C9, C11, C26, C18, C14, C20, C19, C23, C22, C21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table:number-columns-repeated="2"/>
          <table:table-cell office:value-type="string" calcext:value-type="string">
            <text:p>Capacitor, 0603</text:p>
          </table:table-cell>
          <table:table-cell office:value-type="string" calcext:value-type="string">
            <text:p><text:a xlink:href="https://lcsc.com/product-detail/Multilayer-Ceramic-Capacitors-MLCC-SMD-SMT_SAMSUNG_CL10B104KB8NNNC_100nF-104-10-50V_C1591.html" xlink:type="simple">https://lcsc.com/product-detail/Multilayer-Ceramic-Capacitors-MLCC-SMD-SMT_SAMSUNG_CL10B104KB8NNNC_100nF-104-10-50V_C1591.htm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5, C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6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 D2, D4, D3, D5, D6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2"/>
          <table:table-cell office:value-type="string" calcext:value-type="string">
            <text:p>3mm through hole LED</text:p>
          </table:table-cell>
          <table:table-cell office:value-type="string" calcext:value-type="string">
            <text:p>Any 3mm LED with matte lens (clear works too, just doesn’t look as nice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B1, FB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R, 1A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Ferrite bead, small symbol</text:p>
          </table:table-cell>
          <table:table-cell/>
          <table:table-cell office:value-type="string" calcext:value-type="string">
            <text:p>Ferrite bead, 0603</text:p>
          </table:table-cell>
          <table:table-cell office:value-type="string" calcext:value-type="string">
            <text:p><text:a xlink:href="https://lcsc.com/product-detail/Ferrite-Beads-And-Chips_TDK_MPZ1608S601ATA00_600R-25-at100MHz_C107335.html" xlink:type="simple">https://lcsc.com/product-detail/Ferrite-Beads-And-Chips_TDK_MPZ1608S601ATA00_600R-25-at100MHz_C107335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B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, 2.5A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Ferrite bead, small symbol</text:p>
          </table:table-cell>
          <table:table-cell/>
          <table:table-cell office:value-type="string" calcext:value-type="string">
            <text:p>Ferrite bead, 0603</text:p>
          </table:table-cell>
          <table:table-cell office:value-type="string" calcext:value-type="string">
            <text:p><text:a xlink:href="https://lcsc.com/product-detail/Ferrite-Beads-And-Chips_muRata_BLM18SG221TN1D_220R-25_C88988.html" xlink:type="simple">https://lcsc.com/product-detail/Ferrite-Beads-And-Chips_muRata_BLM18SG221TN1D_220R-25_C88988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KiCAD library:Jing USB C 2.0 16pin receptable</text:p>
          </table:table-cell>
          <table:table-cell office:value-type="string" calcext:value-type="string">
            <text:p>USB 2.0-only Type-C Receptacle connector</text:p>
          </table:table-cell>
          <table:table-cell/>
          <table:table-cell office:value-type="string" calcext:value-type="string">
            <text:p>USB C connector</text:p>
          </table:table-cell>
          <table:table-cell office:value-type="string" calcext:value-type="string">
            <text:p><text:a xlink:href="https://lcsc.com/product-detail/USB-Type-C_MC-311D_C136423.html" xlink:type="simple">https://lcsc.com/product-detail/USB-Type-C_MC-311D_C136423.htm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office:value-type="string" calcext:value-type="string">
            <text:p>3-pin header</text:p>
          </table:table-cell>
          <table:table-cell office:value-type="string" calcext:value-type="string">
            <text:p>Any pin header + jump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0</text:p>
          </table:table-cell>
          <table:table-cell office:value-type="string" calcext:value-type="string">
            <text:p>Connector_Multicomp:Multicomp_MC9A22-2034_2x10_P2.54mm_Horizontal</text:p>
          </table:table-cell>
          <table:table-cell table:number-columns-repeated="2"/>
          <table:table-cell office:value-type="string" calcext:value-type="string">
            <text:p>20pin header, 90°</text:p>
          </table:table-cell>
          <table:table-cell office:value-type="string" calcext:value-type="string">
            <text:p><text:a xlink:href="https://www.tme.eu/en/details/t821-1-20-r1/idc-connectors/amphenol/t821120a1r100ceu/" xlink:type="simple">https://www.tme.eu/en/details/t821-1-20-r1/idc-connectors/amphenol/t821120a1r100ceu/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iCAD library:SMNR4018_(1616FPS)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Coil for DCDC</text:p>
          </table:table-cell>
          <table:table-cell office:value-type="string" calcext:value-type="string">
            <text:p><text:a xlink:href="https://lcsc.com/product-detail/Power-Inductors_Shun-Xiang-Nuo-Elec-SMNR4018-1R5MT_C135252.html" xlink:type="simple">https://lcsc.com/product-detail/Power-Inductors_Shun-Xiang-Nuo-Elec-SMNR4018-1R5MT_C135252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/>
          <table:table-cell office:value-type="string" calcext:value-type="string">
            <text:p>NPN transistor</text:p>
          </table:table-cell>
          <table:table-cell office:value-type="string" calcext:value-type="string">
            <text:p><text:a xlink:href="https://uk.farnell.com/on-semiconductor/bc847blt3g/transistor-bipol-npn-45v-sot-23/dp/2533307" xlink:type="simple">https://uk.farnell.com/on-semiconductor/bc847blt3g/transistor-bipol-npn-45v-sot-23/dp/2533307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5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PNP Transistor, SOT-23</text:p>
          </table:table-cell>
          <table:table-cell/>
          <table:table-cell office:value-type="string" calcext:value-type="string">
            <text:p>PNP transistor</text:p>
          </table:table-cell>
          <table:table-cell office:value-type="string" calcext:value-type="string">
            <text:p><text:a xlink:href="https://uk.farnell.com/on-semiconductor/bc857blt1g/transistor-pnp-sot-23/dp/1459044" xlink:type="simple">https://uk.farnell.com/on-semiconductor/bc857blt1g/transistor-pnp-sot-23/dp/1459044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uk.farnell.com/multicomp/mcwr06x000-ptl/res-0r0-0-1w-jumper/dp/2447743" xlink:type="simple">https://uk.farnell.com/multicomp/mcwr06x000-ptl/res-0r0-0-1w-jumper/dp/2447743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2KR-2001-1_C105576.html" xlink:type="simple">https://lcsc.com/product-detail/Chip-Resistor-Surface-Mount_2KR-2001-1_C105576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2KR-1202-1_C114659.html" xlink:type="simple">https://lcsc.com/product-detail/Chip-Resistor-Surface-Mount_12KR-1202-1_C114659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uk.farnell.com/multicomp/mcmr06x10r0ftl/res-10r-1-0-1w-0603-ceramic/dp/2073361" xlink:type="simple">https://uk.farnell.com/multicomp/mcmr06x10r0ftl/res-10r-1-0-1w-0603-ceramic/dp/2073361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, R2, R30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0KR-1002-1_C98220.html" xlink:type="simple">https://lcsc.com/product-detail/Chip-Resistor-Surface-Mount_10KR-1002-1_C98220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2"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Uniroyal-Elec-0603WAF1803T5E_C22827.html" xlink:type="simple">https://lcsc.com/product-detail/Chip-Resistor-Surface-Mount_Uniroyal-Elec-0603WAF1803T5E_C22827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2"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470KR-4703-1_C114622.html" xlink:type="simple">https://lcsc.com/product-detail/Chip-Resistor-Surface-Mount_470KR-4703-1_C114622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, R13, R17, R15, R32, R33, R9, R31, R21, R22, R26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2"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KR-1001-1_C22548.html" xlink:type="simple">https://lcsc.com/product-detail/Chip-Resistor-Surface-Mount_1KR-1001-1_C22548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, R16, R8, R29, R2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00KR-1003-1_C14675.html" xlink:type="simple">https://lcsc.com/product-detail/Chip-Resistor-Surface-Mount_100KR-1003-1_C14675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, R18, R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2"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220KR-220K-1_C123420.html" xlink:type="simple">https://lcsc.com/product-detail/Chip-Resistor-Surface-Mount_220KR-220K-1_C123420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uk.farnell.com/multicomp/mcwr06w1r00ftl/res-1r-1-0-1w-0603-thick-film/dp/2447289" xlink:type="simple">https://uk.farnell.com/multicomp/mcwr06w1r00ftl/res-1r-1-0-1w-0603-thick-film/dp/2447289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4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5-1KR-5101-1_C105580.html" xlink:type="simple">https://lcsc.com/product-detail/Chip-Resistor-Surface-Mount_5-1KR-5101-1_C105580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2"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330KR-3303-1_C114618.html" xlink:type="simple">https://lcsc.com/product-detail/Chip-Resistor-Surface-Mount_330KR-3303-1_C114618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N1, RN2, RN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470k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table:number-columns-repeated="2"/>
          <table:table-cell office:value-type="string" calcext:value-type="string">
            <text:p>Resistor, 4*0603</text:p>
          </table:table-cell>
          <table:table-cell office:value-type="string" calcext:value-type="string">
            <text:p><text:a xlink:href="https://lcsc.com/product-detail/Resistor-Networks-Arrays_Uniroyal-Elec-4D03WGJ0474T5E_C12026.html" xlink:type="simple">https://lcsc.com/product-detail/Resistor-Networks-Arrays_Uniroyal-Elec-4D03WGJ0474T5E_C12026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N6, RN5, RN4, RN7, RN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220R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table:number-columns-repeated="2"/>
          <table:table-cell office:value-type="string" calcext:value-type="string">
            <text:p>Resistor, 4*0603</text:p>
          </table:table-cell>
          <table:table-cell office:value-type="string" calcext:value-type="string">
            <text:p><text:a xlink:href="https://lcsc.com/product-detail/Resistor-Networks-Arrays_Uniroyal-Elec-4D03WGJ0221T5E_C29719.html" xlink:type="simple">https://lcsc.com/product-detail/Resistor-Networks-Arrays_Uniroyal-Elec-4D03WGJ0221T5E_C29719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office:value-type="string" calcext:value-type="string">
            <text:p>4x DIP Switch, Single Pole Single Throw (SPST) switch, small symbol</text:p>
          </table:table-cell>
          <table:table-cell/>
          <table:table-cell office:value-type="string" calcext:value-type="string">
            <text:p>Dip switch, though hole, 4 position</text:p>
          </table:table-cell>
          <table:table-cell office:value-type="string" calcext:value-type="string">
            <text:p><text:a xlink:href="https://lcsc.com/product-detail/DIP-Switches_Dongguan-Guangzhu-Industrial-Dongguan-Guangzhu-Industrial-Dongguan-Guangzhu-Industrial-DIP-switch-Dip-Switch-DSWB04LHGET_C99418.html" xlink:type="simple">https://lcsc.com/product-detail/DIP-Switches_Dongguan-Guangzhu-Industrial-Dongguan-Guangzhu-Industrial-Dongguan-Guangzhu-Industrial-DIP-switch-Dip-Switch-DSWB04LHGET_C99418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2, U3, U1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ESD Protection Diodes with Low Clamping Voltage, SOT-23-6</text:p>
          </table:table-cell>
          <table:table-cell/>
          <table:table-cell office:value-type="string" calcext:value-type="string">
            <text:p>ESD diodes</text:p>
          </table:table-cell>
          <table:table-cell office:value-type="string" calcext:value-type="string">
            <text:p><text:a xlink:href="https://lcsc.com/product-detail/TVS_SRV05-4_C127538.html" xlink:type="simple">https://lcsc.com/product-detail/TVS_SRV05-4_C127538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1134A332MR-G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600mA low dropout linear regulator, with enable pin, 3.8V-6V input voltage range, 3.3V fixed positive output, SOT-23-5 package</text:p>
          </table:table-cell>
          <table:table-cell/>
          <table:table-cell office:value-type="string" calcext:value-type="string">
            <text:p>3.3V Linear regulator</text:p>
          </table:table-cell>
          <table:table-cell office:value-type="string" calcext:value-type="string">
            <text:p><text:a xlink:href="https://lcsc.com/product-detail/Low-Dropout-Regulators-LDO_NATLINEAR-LN1134A332MR-G_C141419.html" xlink:type="simple">https://lcsc.com/product-detail/Low-Dropout-Regulators-LDO_NATLINEAR-LN1134A332MR-G_C141419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3LCxxB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erial EEPROM, 93 Series, 2.5V, DIP-8/SOIC-8</text:p>
          </table:table-cell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<text:a xlink:href="https://uk.farnell.com/microchip/93lc56b-i-sn/serial-eeprom-2kbit-2mhz-soic/dp/9758259" xlink:type="simple">https://uk.farnell.com/microchip/93lc56b-i-sn/serial-eeprom-2kbit-2mhz-soic/dp/9758259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-56Q</text:p>
          </table:table-cell>
          <table:table-cell office:value-type="string" calcext:value-type="string">
            <text:p>Package_DFN_QFN:QFN-56-1EP_8x8mm_P0.5mm_EP5.6x5.6mm</text:p>
          </table:table-cell>
          <table:table-cell table:number-columns-repeated="2"/>
          <table:table-cell office:value-type="string" calcext:value-type="string">
            <text:p>FTDI chip</text:p>
          </table:table-cell>
          <table:table-cell office:value-type="string" calcext:value-type="string">
            <text:p><text:a xlink:href="https://uk.farnell.com/ftdi/ft2232h-56q-reel/interface-bridge-usb-uart-fifo/dp/2535722" xlink:type="simple">https://uk.farnell.com/ftdi/ft2232h-56q-reel/interface-bridge-usb-uart-fifo/dp/2535722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8028</text:p>
          </table:table-cell>
          <table:table-cell office:value-type="string" calcext:value-type="string">
            <text:p>Package_TO_SOT_SMD:SOT-23-5</text:p>
          </table:table-cell>
          <table:table-cell table:number-columns-repeated="2"/>
          <table:table-cell office:value-type="string" calcext:value-type="string">
            <text:p>DCDC step-down</text:p>
          </table:table-cell>
          <table:table-cell office:value-type="string" calcext:value-type="string">
            <text:p><text:a xlink:href="https://lcsc.com/product-detail/DC-DC-Converters_Shanghai-Belling-BL8028CB5TR_C266177.html" xlink:type="simple">https://lcsc.com/product-detail/DC-DC-Converters_Shanghai-Belling-BL8028CB5TR_C266177.html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9, U11, U12, U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74LV4T125</text:p>
          </table:table-cell>
          <table:table-cell office:value-type="string" calcext:value-type="string">
            <text:p>74LVC12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Quad buffer 3-State outputs</text:p>
          </table:table-cell>
          <table:table-cell/>
          <table:table-cell office:value-type="string" calcext:value-type="string">
            <text:p>Voltage translators</text:p>
          </table:table-cell>
          <table:table-cell office:value-type="string" calcext:value-type="string">
            <text:p><text:a xlink:href="https://uk.farnell.com/texas-instruments/sn74lv4t125pwr/buffer-translator-3-state-o-p/dp/3006795" xlink:type="simple">https://uk.farnell.com/texas-instruments/sn74lv4t125pwr/buffer-translator-3-state-o-p/dp/3006795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57A</text:p>
          </table:table-cell>
          <table:table-cell office:value-type="string" calcext:value-type="string">
            <text:p>74LS157-RESCUE-JTAG-SWD-adapter</text:p>
          </table:table-cell>
          <table:table-cell office:value-type="string" calcext:value-type="string">
            <text:p>Package_SO:TSSOP-16_4.4x5mm_P0.65mm</text:p>
          </table:table-cell>
          <table:table-cell table:number-columns-repeated="2"/>
          <table:table-cell office:value-type="string" calcext:value-type="string">
            <text:p>Mux chip</text:p>
          </table:table-cell>
          <table:table-cell office:value-type="string" calcext:value-type="string">
            <text:p><text:a xlink:href="https://uk.farnell.com/texas-instruments/sn74lvc157apw/ic-data-selector-mux-74lvc157/dp/9592717" xlink:type="simple">https://uk.farnell.com/texas-instruments/sn74lvc157apw/ic-data-selector-mux-74lvc157/dp/9592717</text:a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3225-4Pin_3.2x2.5mm_HandSoldering</text:p>
          </table:table-cell>
          <table:table-cell office:value-type="string" calcext:value-type="string">
            <text:p>Four pin crystal, GND on pins 2 and 4</text:p>
          </table:table-cell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<text:a xlink:href="https://uk.farnell.com/multicomp/mcsjk-7u-12-00-10-10-80-b-10/crystal-12mhz-10pf-3-2mm-x-2-5mm/dp/2853914" xlink:type="simple">https://uk.farnell.com/multicomp/mcsjk-7u-12-00-10-10-80-b-10/crystal-12mhz-10pf-3-2mm-x-2-5mm/dp/2853914</text:a>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1T11:09:49.765720973</dc:date>
    <meta:editing-duration>PT28M40S</meta:editing-duration>
    <meta:editing-cycles>8</meta:editing-cycles>
    <meta:document-statistic meta:table-count="1" meta:cell-count="310" meta:object-count="0"/>
  </office:meta>
</office:document-meta>
</file>